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2cm 0.035cm 0.002cm" fo:padding="0.074cm" fo:border-left="none" fo:border-right="none" fo:border-top="none" fo:border-bottom="0.039cm double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synkron programmering</text:p>
      <text:p text:style-name="Standard"/>
      <text:p text:style-name="Standard">synkront anrop – väntas in innan nästa rad exekveras</text:p>
      <text:p text:style-name="Standard"/>
      <text:p text:style-name="Standard">asynkront anrop – går vidare till nästa rad utan att vänta in svaret</text:p>
      <text:p text:style-name="Standard"/>
      <text:p text:style-name="Standard">Parallell exekvering</text:p>
      <text:p text:style-name="Standard"/>
      <text:p text:style-name="Standard">sann parallell exekvering, utför mer 'n en sak samtidigt</text:p>
      <text:p text:style-name="Standard"/>
      <text:p text:style-name="Standard">simulerad exekvering, turas om att köra</text:p>
      <text:p text:style-name="Standard"/>
      <text:p text:style-name="Standard"/>
      <text:p text:style-name="Standard">exekvering görs vid JIT – kollar om det finns nog med kärnor</text:p>
      <text:p text:style-name="Standard"/>
      <text:p text:style-name="Standard">.NET Framework (Windows)</text:p>
      <text:p text:style-name="Standard"><text:tab/>Web (ASP.NET)</text:p>
      <text:p text:style-name="Standard"><text:tab/><text:tab/>Web Forms</text:p>
      <text:p text:style-name="Standard"><text:tab/><text:tab/>MVC (Model View Controller)</text:p>
      <text:p text:style-name="Standard"/>
      <text:p text:style-name="Standard">.NET CORE (Windows, Linux, Mac OS)</text:p>
      <text:p text:style-name="Standard"><text:tab/>Desktop</text:p>
      <text:p text:style-name="Standard"><text:tab/><text:tab/>Console</text:p>
      <text:p text:style-name="Standard"/>
      <text:p text:style-name="Standard"><text:tab/>Web (ASP.NET)</text:p>
      <text:p text:style-name="Standard"><text:tab/><text:tab/>MVC (Model View Controller)</text:p>
      <text:p text:style-name="Standard"/>
      <text:p text:style-name="Standard">Mono (Wiundows, Linux, Mac OS, iOS, Android)</text:p>
      <text:p text:style-name="Standard"><text:tab/>Desktop</text:p>
      <text:p text:style-name="Standard"><text:tab/><text:tab/>Winforms</text:p>
      <text:p text:style-name="P1"/>
      <text:p text:style-name="P1"/>
      <text:p text:style-name="P1"/>
      <text:p text:style-name="P1">Server</text:p>
      <text:p text:style-name="Standard">.NET Core</text:p>
      <text:p text:style-name="Standard">C#</text:p>
      <text:p text:style-name="Standard">SQL</text:p>
      <text:p text:style-name="Standard">Razor</text:p>
      <text:p text:style-name="Standard"/>
      <text:p text:style-name="P1">Client</text:p>
      <text:p text:style-name="Standard">HTML</text:p>
      <text:p text:style-name="Standard">CSS</text:p>
      <text:p text:style-name="Standard">Javascrip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1T10:00:56.08</meta:creation-date>
    <dc:date>2017-07-11T17:00:24.55</dc:date>
    <dc:creator>Niklas Johansson</dc:creator>
    <meta:editing-duration>PT6H59M26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1" meta:paragraph-count="28" meta:word-count="97" meta:character-count="599"/>
  </office:meta>
</office:document-meta>
</file>